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664ed3" officeooo:paragraph-rsid="00664ed3" style:font-size-asian="32pt" style:font-name-complex="Awami Nastaliq" style:font-size-complex="32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5b5e3" officeooo:paragraph-rsid="0075b5e3" style:font-size-asian="32pt" style:font-name-complex="Awami Nastaliq" style:font-size-complex="32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7d239" officeooo:paragraph-rsid="0077d239" style:font-size-asian="32pt" style:font-name-complex="Awami Nastaliq" style:font-size-complex="32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ad153" officeooo:paragraph-rsid="007ad153" style:font-size-asian="32pt" style:font-name-complex="Awami Nastaliq" style:font-size-complex="32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eb2fe" officeooo:paragraph-rsid="007eb2fe" style:font-size-asian="32pt" style:font-name-complex="Awami Nastaliq" style:font-size-complex="32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27025" officeooo:paragraph-rsid="00727025" style:font-size-asian="32pt" style:font-name-complex="Awami Nastaliq" style:font-size-complex="32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006a0" officeooo:paragraph-rsid="0071030e" style:font-size-asian="32pt" style:font-name-complex="Awami Nastaliq" style:font-size-complex="32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22387" officeooo:paragraph-rsid="0082b74d" style:font-size-asian="32pt" style:font-name-complex="Awami Nastaliq" style:font-size-complex="3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565f2" officeooo:paragraph-rsid="0086565b" style:font-size-asian="32pt" style:font-name-complex="Awami Nastaliq" style:font-size-complex="32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c6207" officeooo:paragraph-rsid="008c6207" style:font-size-asian="32pt" style:font-name-complex="Awami Nastaliq" style:font-size-complex="32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fd853" officeooo:paragraph-rsid="008fd853" style:font-size-asian="32pt" style:font-name-complex="Awami Nastaliq" style:font-size-complex="32pt"/>
    </style:style>
    <style:style style:name="P1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89d47e" officeooo:paragraph-rsid="0089d47e" style:font-size-asian="32pt" style:font-name-complex="Awami Nastaliq" style:font-size-complex="32pt"/>
    </style:style>
    <style:style style:name="P1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08cfa" officeooo:paragraph-rsid="00908cfa" style:font-size-asian="32pt" style:font-name-complex="Awami Nastaliq" style:font-size-complex="32pt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7fa59a" officeooo:paragraph-rsid="0081d200" style:font-size-asian="32pt" style:font-name-complex="Awami Nastaliq" style:font-size-complex="32pt"/>
    </style:style>
    <style:style style:name="P1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5ddc0" officeooo:paragraph-rsid="0095ddc0" style:font-size-asian="32pt" style:font-name-complex="Awami Nastaliq" style:font-size-complex="32pt"/>
    </style:style>
    <style:style style:name="P1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f5596" officeooo:paragraph-rsid="009f5596" style:font-size-asian="32pt" style:font-name-complex="Awami Nastaliq" style:font-size-complex="32pt"/>
    </style:style>
    <style:style style:name="P1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d61d5" officeooo:paragraph-rsid="009d61d5" style:font-size-asian="32pt" style:font-name-complex="Awami Nastaliq" style:font-size-complex="32pt"/>
    </style:style>
    <style:style style:name="P1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7906e" officeooo:paragraph-rsid="00af4a36" style:font-size-asian="32pt" style:font-name-complex="Awami Nastaliq" style:font-size-complex="32pt"/>
    </style:style>
    <style:style style:name="P1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32pt" officeooo:rsid="00950085" officeooo:paragraph-rsid="00af4a36" style:font-size-asian="32pt" style:font-name-complex="Awami Nastaliq" style:font-size-complex="32pt"/>
    </style:style>
    <style:style style:name="P2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8pt" officeooo:rsid="006ffbb1" officeooo:paragraph-rsid="006ffbb1" style:font-size-asian="18pt" style:font-name-complex="Awami Nastaliq" style:font-size-complex="18pt"/>
    </style:style>
    <style:style style:name="P2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8pt" officeooo:rsid="006ffbb1" officeooo:paragraph-rsid="0075b5e3" style:font-size-asian="18pt" style:font-name-complex="Awami Nastaliq" style:font-size-complex="18pt"/>
    </style:style>
    <style:style style:name="P2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8pt" officeooo:rsid="00a2017a" officeooo:paragraph-rsid="00a2017a" style:font-size-asian="18pt" style:font-name-complex="Awami Nastaliq" style:font-size-complex="18pt"/>
    </style:style>
    <style:style style:name="P2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0pt" officeooo:rsid="001f63a9" officeooo:paragraph-rsid="001f63a9" style:font-size-asian="10pt" style:font-name-complex="Awami Nastaliq" style:font-size-complex="10pt"/>
    </style:style>
    <style:style style:name="P2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c9211e" loext:opacity="100%" style:font-name="Awami Nastaliq" fo:font-size="32pt" officeooo:rsid="008565f2" officeooo:paragraph-rsid="0086565b" style:font-size-asian="32pt" style:font-name-complex="Awami Nastaliq" style:font-size-complex="32pt"/>
    </style:style>
    <style:style style:name="P2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838383" loext:opacity="100%" style:font-name="Awami Nastaliq" fo:font-size="32pt" officeooo:rsid="00a0c541" officeooo:paragraph-rsid="00a0c541" style:font-size-asian="32pt" style:font-name-complex="Awami Nastaliq" style:font-size-complex="32pt"/>
    </style:style>
    <style:style style:name="P2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8pt" officeooo:rsid="00a3b701" officeooo:paragraph-rsid="00a3b701" style:font-size-asian="18pt" style:font-name-complex="Awami Nastaliq" style:font-size-complex="18pt"/>
    </style:style>
    <style:style style:name="P2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4pt" officeooo:rsid="00ae3b0e" officeooo:paragraph-rsid="00ae3b0e" style:font-size-asian="14pt" style:font-name-complex="Awami Nastaliq" style:font-size-complex="14pt"/>
    </style:style>
    <style:style style:name="P2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4pt" officeooo:rsid="00af4a36" officeooo:paragraph-rsid="00af4a36" style:font-size-asian="14pt" style:font-name-complex="Awami Nastaliq" style:font-size-complex="14pt"/>
    </style:style>
    <style:style style:name="P2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14pt" officeooo:rsid="00b2d1de" officeooo:paragraph-rsid="00b2d1de" style:font-size-asian="14pt" style:font-name-complex="Awami Nastaliq" style:font-size-complex="14pt"/>
    </style:style>
    <style:style style:name="P3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b3c4e" officeooo:paragraph-rsid="00af4a36" style:font-size-asian="32pt" style:font-name-complex="Awami Nastaliq" style:font-size-complex="32pt"/>
    </style:style>
    <style:style style:name="P3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b3c4e" officeooo:paragraph-rsid="00b1691e" style:font-size-asian="32pt" style:font-name-complex="Awami Nastaliq" style:font-size-complex="32pt"/>
    </style:style>
    <style:style style:name="P3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3b701" officeooo:paragraph-rsid="00b1f103" style:font-size-asian="32pt" style:font-name-complex="Awami Nastaliq" style:font-size-complex="32pt"/>
    </style:style>
    <style:style style:name="P3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a55187" officeooo:paragraph-rsid="00b1f103" style:font-size-asian="32pt" style:font-name-complex="Awami Nastaliq" style:font-size-complex="32pt"/>
    </style:style>
    <style:style style:name="P3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" fo:font-size="32pt" officeooo:rsid="00b2d1de" officeooo:paragraph-rsid="00b2d1de" style:font-size-asian="32pt" style:font-name-complex="Awami Nastaliq" style:font-size-complex="32pt"/>
    </style:style>
    <style:style style:name="P3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c9211e" loext:opacity="100%" style:font-name="Awami Nastaliq" fo:font-size="32pt" officeooo:rsid="00a2017a" officeooo:paragraph-rsid="00a2017a" style:font-size-asian="32pt" style:font-name-complex="Awami Nastaliq" style:font-size-complex="32pt"/>
    </style:style>
    <style:style style:name="T1" style:family="text">
      <style:text-properties officeooo:rsid="006ae537"/>
    </style:style>
    <style:style style:name="T2" style:family="text">
      <style:text-properties officeooo:rsid="006db1cb"/>
    </style:style>
    <style:style style:name="T3" style:family="text">
      <style:text-properties officeooo:rsid="0071030e"/>
    </style:style>
    <style:style style:name="T4" style:family="text">
      <style:text-properties officeooo:rsid="0071329b"/>
    </style:style>
    <style:style style:name="T5" style:family="text">
      <style:text-properties officeooo:rsid="0075b5e3"/>
    </style:style>
    <style:style style:name="T6" style:family="text">
      <style:text-properties officeooo:rsid="00781edb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781edb"/>
    </style:style>
    <style:style style:name="T9" style:family="text">
      <style:text-properties officeooo:rsid="0080f557"/>
    </style:style>
    <style:style style:name="T10" style:family="text">
      <style:text-properties officeooo:rsid="0091d849"/>
    </style:style>
    <style:style style:name="T11" style:family="text">
      <style:text-properties style:use-window-font-color="true" loext:opacity="0%" officeooo:rsid="00781edb"/>
    </style:style>
    <style:style style:name="T12" style:family="text">
      <style:text-properties style:use-window-font-color="true" loext:opacity="0%" officeooo:rsid="009badea"/>
    </style:style>
    <style:style style:name="T13" style:family="text">
      <style:text-properties officeooo:rsid="00a059ff"/>
    </style:style>
    <style:style style:name="T14" style:family="text">
      <style:text-properties officeooo:rsid="00a70546"/>
    </style:style>
    <style:style style:name="T15" style:family="text">
      <style:text-properties officeooo:rsid="00ae3b0e"/>
    </style:style>
    <style:style style:name="T16" style:family="text">
      <style:text-properties officeooo:rsid="00af4a36"/>
    </style:style>
    <style:style style:name="T17" style:family="text">
      <style:text-properties officeooo:rsid="00b071c6"/>
    </style:style>
    <style:style style:name="T18" style:family="text">
      <style:text-properties officeooo:rsid="00b1f103"/>
    </style:style>
    <style:style style:name="T19" style:family="text">
      <style:text-properties officeooo:rsid="00b2d1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RenderingUnknown </text:p>
      <text:p text:style-name="P21">lookup KafCollisio<text:span text:style-name="T5">nsDiac</text:span></text:p>
      <text:p text:style-name="P2">لَکش <text:s text:c="10"/></text:p>
      <text:p text:style-name="P3">شُ<text:span text:style-name="T6">گ</text:span></text:p>
      <text:p text:style-name="P3">شُکم <text:s text:c="6"/><text:span text:style-name="T8">ݨكب</text:span><text:span text:style-name="T11"> </text:span><text:span text:style-name="T12">کنب</text:span></text:p>
      <text:p text:style-name="P24">قَکس</text:p>
      <text:p text:style-name="P9">مُکس <text:s/><text:span text:style-name="T7">قکت</text:span></text:p>
      <text:p text:style-name="P12">اّکب اّکف <text:s text:c="2"/>اّکط</text:p>
      <text:p text:style-name="P11"><text:soft-page-break/>تُگم</text:p>
      <text:p text:style-name="P20">lookup KafCollisionsNuqta</text:p>
      <text:p text:style-name="P4">آگف</text:p>
      <text:p text:style-name="P7">ثکج <text:s/><text:span text:style-name="T3">ش</text:span>ک<text:span text:style-name="T3">ڇ</text:span> <text:s text:c="2"/>فگح <text:s/><text:span text:style-name="T4">م</text:span><text:span text:style-name="T3">ککخ</text:span></text:p>
      <text:p text:style-name="P14">لګف <text:s/></text:p>
      <text:p text:style-name="P10"><text:s/><text:span text:style-name="T7">بِنِنگَکہ</text:span> <text:s/>فخگس <text:s/>شتگس</text:p>
      <text:p text:style-name="P11">فگم</text:p>
      <text:p text:style-name="P16">شجگ<text:span text:style-name="T13">ق </text:span></text:p>
      <text:p text:style-name="P25"><text:soft-page-break/>خُشکی</text:p>
      <text:p text:style-name="P20">lookup KafCollisions</text:p>
      <text:p text:style-name="P1"><text:span text:style-name="T2">س</text:span>گک <text:s/><text:span text:style-name="T1">کگ</text:span></text:p>
      <text:p text:style-name="P6">ملکی</text:p>
      <text:p text:style-name="P5">ط<text:span text:style-name="T9">گم</text:span></text:p>
      <text:p text:style-name="P8">شطکھ</text:p>
      <text:p text:style-name="P13">گ<text:span text:style-name="T10">م</text:span>ک<text:span text:style-name="T10">ت</text:span></text:p>
      <text:p text:style-name="P19">گگغ <text:s/><text:span text:style-name="T16">گگے</text:span></text:p>
      <text:p text:style-name="P15"><text:soft-page-break/>لگکب</text:p>
      <text:p text:style-name="P18">گک سگگ <text:s text:c="2"/></text:p>
      <text:p text:style-name="P17">ظمگص <text:s/>قطتگس</text:p>
      <text:p text:style-name="P22">Not fixed</text:p>
      <text:p text:style-name="P35">بننگکہ</text:p>
      <text:p text:style-name="P26">Inter-line collisions</text:p>
      <text:p text:style-name="P28">ok – leave tall</text:p>
      <text:p text:style-name="P32">کسف <text:s/><text:span text:style-name="T18">ھگضہ <text:s/>ݣضن</text:span></text:p>
      <text:p text:style-name="P27">short</text:p>
      <text:p text:style-name="P33"><text:soft-page-break/>سگھص <text:span text:style-name="T14">کجم <text:s text:c="2"/></text:span></text:p>
      <text:p text:style-name="P27">shorter</text:p>
      <text:p text:style-name="P31"><text:s text:c="2"/><text:span text:style-name="T15">نڱسجطف <text:s/></text:span><text:span text:style-name="T17">گھحق <text:s/></text:span><text:span text:style-name="T19">ضگمتس</text:span></text:p>
      <text:p text:style-name="P28">special for meem, etc</text:p>
      <text:p text:style-name="P30">سگحمص <text:s/><text:span text:style-name="T16">ګمن</text:span></text:p>
      <text:p text:style-name="P29">exceptions – not yet implemented</text:p>
      <text:p text:style-name="P34">ضگمتس <text:s text:c="2"/>غکسجج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10T11:41:41.048000000</dc:date>
    <meta:editing-duration>P1DT11H30M13S</meta:editing-duration>
    <meta:editing-cycles>67</meta:editing-cycles>
    <meta:generator>LibreOffice/7.3.4.2$Windows_X86_64 LibreOffice_project/728fec16bd5f605073805c3c9e7c4212a0120dc5</meta:generator>
    <meta:document-statistic meta:table-count="0" meta:image-count="0" meta:object-count="0" meta:page-count="5" meta:paragraph-count="40" meta:word-count="74" meta:character-count="444" meta:non-whitespace-character-count="359"/>
  </office:meta>
</office:document-meta>
</file>